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ac7b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403ab" officeooo:paragraph-rsid="001403ab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5f2de" officeooo:paragraph-rsid="0015f2de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7ac7b" officeooo:paragraph-rsid="0017ac7b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7ac7b" officeooo:paragraph-rsid="00188bd7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d4fa0" officeooo:paragraph-rsid="0017ac7b"/>
    </style:style>
    <style:style style:name="P10" style:family="paragraph" style:parent-style-name="Standard">
      <style:paragraph-properties fo:text-align="start" style:justify-single-word="false"/>
      <style:text-properties style:font-name="Arial" fo:font-style="italic" fo:font-weight="bold" officeooo:rsid="0017ac7b" officeooo:paragraph-rsid="0017ac7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0bd8e" officeooo:paragraph-rsid="0010bd8e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0bd8e" officeooo:paragraph-rsid="0010bd8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7ac7b" officeooo:paragraph-rsid="0017ac7b"/>
    </style:style>
    <style:style style:name="P14" style:family="paragraph" style:parent-style-name="Standard">
      <style:text-properties officeooo:rsid="001d4fa0" officeooo:paragraph-rsid="0017ac7b"/>
    </style:style>
    <style:style style:name="P15" style:family="paragraph" style:parent-style-name="Standard">
      <style:text-properties officeooo:rsid="0018519f" officeooo:paragraph-rsid="0018519f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officeooo:rsid="0017ac7b" officeooo:paragraph-rsid="0017ac7b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8e648" officeooo:paragraph-rsid="0018e648"/>
    </style:style>
    <style:style style:name="P19" style:family="paragraph" style:parent-style-name="Standard">
      <style:text-properties style:font-name="Arial" officeooo:rsid="0018e648" officeooo:paragraph-rsid="0018e648"/>
    </style:style>
    <style:style style:name="P20" style:family="paragraph" style:parent-style-name="Standard">
      <style:paragraph-properties fo:text-align="start" style:justify-single-word="false"/>
      <style:text-properties officeooo:rsid="0017ac7b" officeooo:paragraph-rsid="0017ac7b"/>
    </style:style>
    <style:style style:name="P21" style:family="paragraph" style:parent-style-name="Standard">
      <style:paragraph-properties fo:text-align="start" style:justify-single-word="false"/>
      <style:text-properties officeooo:rsid="0018e648" officeooo:paragraph-rsid="0018e6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1b1b" style:font-weight-asian="bold" style:font-weight-complex="bold"/>
    </style:style>
    <style:style style:name="T3" style:family="text">
      <style:text-properties officeooo:rsid="00121b1b"/>
    </style:style>
    <style:style style:name="T4" style:family="text">
      <style:text-properties officeooo:rsid="001767a6"/>
    </style:style>
    <style:style style:name="T5" style:family="text">
      <style:text-properties officeooo:rsid="0017ac7b"/>
    </style:style>
    <style:style style:name="T6" style:family="text">
      <style:text-properties officeooo:rsid="00188bd7"/>
    </style:style>
    <style:style style:name="T7" style:family="text">
      <style:text-properties officeooo:rsid="0018e6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W1 – <text:span text:style-name="T7">Extra credit problem</text:span></text:p>
      <text:p text:style-name="P4"/>
      <text:p text:style-name="P4">Yi Xue <text:s/>0<text:span text:style-name="T7">4</text:span>/<text:span text:style-name="T7">10</text:span>/2016</text:p>
      <text:p text:style-name="P4"/>
      <text:p text:style-name="P18">Extra credit programming problem 2: <text:s/>brutal force attack on simplified DES</text:p>
      <text:p text:style-name="P13"/>
      <text:p text:style-name="P21">The code can crack the secret key based on the input of plain text and cipher text. </text:p>
      <text:p text:style-name="P21"/>
      <text:p text:style-name="P13"/>
      <text:p text:style-name="P10">CryptoSDES.java </text:p>
      <text:p text:style-name="P16"/>
      <text:p text:style-name="P7"/>
      <text:p text:style-name="P7"/>
      <text:p text:style-name="P7">package cryptosdes;</text:p>
      <text:p text:style-name="P13"/>
      <text:p text:style-name="P7">import java.util.ArrayList;</text:p>
      <text:p text:style-name="P7">import java.util.Arrays;</text:p>
      <text:p text:style-name="P7">import java.util.List;</text:p>
      <text:p text:style-name="P7">import java.util.Scanner;</text:p>
      <text:p text:style-name="P13"/>
      <text:p text:style-name="P7">/**</text:p>
      <text:p text:style-name="P7"><text:s/>* HOMEWORK 1 PROGRAMMING</text:p>
      <text:p text:style-name="P7"><text:s/>* @author yi</text:p>
      <text:p text:style-name="P7"><text:s/>*/</text:p>
      <text:p text:style-name="P7">public class CryptoSDES {</text:p>
      <text:p text:style-name="P13"/>
      <text:p text:style-name="P7"><text:s text:c="4"/>private String inputText;</text:p>
      <text:p text:style-name="P7"><text:s text:c="4"/>private String key;</text:p>
      <text:p text:style-name="P7"><text:s text:c="4"/>private SDES sdes; </text:p>
      <text:p text:style-name="P7"><text:s text:c="4"/></text:p>
      <text:p text:style-name="P7"><text:s text:c="4"/></text:p>
      <text:p text:style-name="P7"><text:s text:c="4"/>public CryptoSDES(){</text:p>
      <text:p text:style-name="P7"><text:s text:c="8"/>sdes = new SDES();</text:p>
      <text:p text:style-name="P7"><text:s text:c="4"/>}</text:p>
      <text:p text:style-name="P7"><text:s text:c="4"/></text:p>
      <text:p text:style-name="P7"><text:s text:c="4"/>//convert input String to Integer list to feed into the SDES class</text:p>
      <text:p text:style-name="P7"><text:s text:c="4"/>private List&lt;Integer&gt; strToList(String text) {</text:p>
      <text:p text:style-name="P7"><text:s text:c="8"/>ArrayList&lt;Integer&gt; intList = new ArrayList();</text:p>
      <text:p text:style-name="P7"><text:s text:c="8"/>for(int index=0; index&lt; text.length();index++) {</text:p>
      <text:p text:style-name="P7"><text:s text:c="12"/>intList.add(Integer.valueOf(text.charAt(index)-48));</text:p>
      <text:p text:style-name="P7"><text:s text:c="12"/></text:p>
      <text:p text:style-name="P7"><text:s text:c="8"/>}</text:p>
      <text:p text:style-name="P7"><text:s text:c="8"/>return intList;</text:p>
      <text:p text:style-name="P7"><text:s text:c="4"/>}</text:p>
      <text:p text:style-name="P7"><text:s text:c="4"/></text:p>
      <text:p text:style-name="P7"><text:s text:c="4"/></text:p>
      <text:p text:style-name="P7"><text:s text:c="4"/></text:p>
      <text:p text:style-name="P7"><text:s text:c="4"/>public void start() {</text:p>
      <text:p text:style-name="P7"><text:soft-page-break/><text:s text:c="8"/>System.out.println("Simplied DES Demo");</text:p>
      <text:p text:style-name="P7"><text:s text:c="8"/></text:p>
      <text:p text:style-name="P7"><text:s text:c="8"/>Scanner userInput = new Scanner(System.in);</text:p>
      <text:p text:style-name="P7"><text:s text:c="8"/>String choice = "";</text:p>
      <text:p text:style-name="P7"><text:s text:c="8"/>while(!choice.equals("4")){</text:p>
      <text:p text:style-name="P7"><text:s text:c="12"/>System.out.println("\n\n1. Encryption");</text:p>
      <text:p text:style-name="P7"><text:s text:c="12"/>System.out.println("2. Decryption");</text:p>
      <text:p text:style-name="P7"><text:s text:c="12"/>System.out.println("3. Encryption with modified S0");</text:p>
      <text:p text:style-name="P7"><text:s text:c="12"/>System.out.println("4. Quit");</text:p>
      <text:p text:style-name="P7"><text:s text:c="12"/></text:p>
      <text:p text:style-name="P7"><text:s text:c="12"/>System.out.println("Choose your operation: ");</text:p>
      <text:p text:style-name="P7"><text:s text:c="12"/>choice = userInput.nextLine().trim();</text:p>
      <text:p text:style-name="P7"><text:s text:c="12"/></text:p>
      <text:p text:style-name="P7"><text:s text:c="12"/></text:p>
      <text:p text:style-name="P7"><text:s text:c="12"/>switch(choice){</text:p>
      <text:p text:style-name="P7"><text:s text:c="16"/>case "1": {</text:p>
      <text:p text:style-name="P7"><text:s text:c="20"/>//input the required info for encryption</text:p>
      <text:p text:style-name="P7"><text:s text:c="20"/>System.out.println("Please input the plain text: ");</text:p>
      <text:p text:style-name="P7"><text:s text:c="20"/>inputText = userInput.nextLine().trim();</text:p>
      <text:p text:style-name="P7"><text:s text:c="20"/>System.out.println("Please input the key: ");</text:p>
      <text:p text:style-name="P7"><text:s text:c="20"/>key = userInput.nextLine().trim();</text:p>
      <text:p text:style-name="P7"><text:s text:c="20"/></text:p>
      <text:p text:style-name="P7"><text:s text:c="20"/>//set up SDES parameters</text:p>
      <text:p text:style-name="P7"><text:s text:c="20"/>sdes.setPlainText(strToList(inputText));</text:p>
      <text:p text:style-name="P7"><text:s text:c="20"/>sdes.setSecretKey(strToList(key));</text:p>
      <text:p text:style-name="P7"><text:s text:c="20"/>sdes.encryption();</text:p>
      <text:p text:style-name="P7"><text:s text:c="20"/>break;</text:p>
      <text:p text:style-name="P7"><text:s text:c="16"/>}</text:p>
      <text:p text:style-name="P7"><text:s text:c="16"/>case "2":{</text:p>
      <text:p text:style-name="P7"><text:s text:c="20"/>System.out.println("Please input the cipher text: ");</text:p>
      <text:p text:style-name="P7"><text:s text:c="20"/>inputText = userInput.nextLine().trim();</text:p>
      <text:p text:style-name="P7"><text:s text:c="20"/>System.out.println("Please input the key: ");</text:p>
      <text:p text:style-name="P7"><text:s text:c="20"/>key = userInput.nextLine().trim();</text:p>
      <text:p text:style-name="P7"><text:s text:c="20"/></text:p>
      <text:p text:style-name="P7"><text:s text:c="20"/>//set up SDES parameters</text:p>
      <text:p text:style-name="P7"><text:s text:c="20"/>sdes.setCipherText(strToList(inputText));</text:p>
      <text:p text:style-name="P7"><text:s text:c="20"/>sdes.setSecretKey(strToList(key));</text:p>
      <text:p text:style-name="P7"><text:s text:c="20"/>sdes.decryption();</text:p>
      <text:p text:style-name="P7"><text:s text:c="20"/>break;</text:p>
      <text:p text:style-name="P7"><text:s text:c="16"/>}</text:p>
      <text:p text:style-name="P7"><text:s text:c="16"/>case "3" : {</text:p>
      <text:p text:style-name="P7"><text:s text:c="20"/></text:p>
      <text:p text:style-name="P7"><text:s text:c="20"/>System.out.println("Please input the plain text: ");</text:p>
      <text:p text:style-name="P7"><text:s text:c="20"/>inputText = userInput.nextLine().trim();</text:p>
      <text:p text:style-name="P7"><text:s text:c="20"/>System.out.println("Please input the key: ");</text:p>
      <text:p text:style-name="P7"><text:s text:c="20"/>key = userInput.nextLine().trim();</text:p>
      <text:p text:style-name="P7"><text:s text:c="20"/></text:p>
      <text:p text:style-name="P7"><text:s text:c="20"/>//set up SDES parameters</text:p>
      <text:p text:style-name="P7"><text:s text:c="20"/>sdes.setPlainText(strToList(inputText));</text:p>
      <text:p text:style-name="P7"><text:soft-page-break/><text:s text:c="20"/>sdes.setSecretKey(strToList(key));</text:p>
      <text:p text:style-name="P7"><text:s text:c="20"/></text:p>
      <text:p text:style-name="P7"><text:s text:c="20"/>//change the S0, this part can be input by user, for simplicity, it is set in the code</text:p>
      <text:p text:style-name="P7"><text:s text:c="20"/>List&lt;Integer&gt; modS0 = Arrays.asList(1,0,3,2,</text:p>
      <text:p text:style-name="P7"><text:s text:c="56"/>3,1,3,2,</text:p>
      <text:p text:style-name="P7"><text:s text:c="56"/>0,2,1,3,</text:p>
      <text:p text:style-name="P7"><text:s text:c="56"/>3,2,1,0);</text:p>
      <text:p text:style-name="P7"><text:s text:c="20"/>sdes.modifyS0(modS0);</text:p>
      <text:p text:style-name="P7"><text:s text:c="20"/></text:p>
      <text:p text:style-name="P7"><text:s text:c="20"/>sdes.encryption();</text:p>
      <text:p text:style-name="P7"><text:s text:c="20"/>sdes.resetS0(); <text:s/>//reset S0 to the published value</text:p>
      <text:p text:style-name="P7"><text:s text:c="20"/>break;</text:p>
      <text:p text:style-name="P7"><text:s text:c="16"/></text:p>
      <text:p text:style-name="P7"><text:s text:c="16"/>}</text:p>
      <text:p text:style-name="P7"><text:s text:c="16"/></text:p>
      <text:p text:style-name="P7"><text:s text:c="16"/>case "4" : break;</text:p>
      <text:p text:style-name="P7"><text:s text:c="16"/>default: System.out.println("You have to choose from 1-4");</text:p>
      <text:p text:style-name="P7"><text:s text:c="12"/>}</text:p>
      <text:p text:style-name="P7"><text:s text:c="12"/></text:p>
      <text:p text:style-name="P7"><text:s text:c="12"/></text:p>
      <text:p text:style-name="P7"><text:s text:c="8"/>} <text:s/></text:p>
      <text:p text:style-name="P7"><text:s text:c="8"/></text:p>
      <text:p text:style-name="P7"><text:s text:c="4"/>}</text:p>
      <text:p text:style-name="P7"><text:s text:c="4"/>public static void main(String[] args) {</text:p>
      <text:p text:style-name="P7"><text:s text:c="8"/>CryptoSDES sdesTest = new CryptoSDES();</text:p>
      <text:p text:style-name="P7"><text:s text:c="8"/>sdesTest.start();</text:p>
      <text:p text:style-name="P7"><text:s text:c="8"/></text:p>
      <text:p text:style-name="P7"><text:s text:c="6"/></text:p>
      <text:p text:style-name="P7"><text:s text:c="8"/></text:p>
      <text:p text:style-name="P13"/>
      <text:p text:style-name="P7"><text:s text:c="4"/>}</text:p>
      <text:p text:style-name="P7"><text:s text:c="4"/></text:p>
      <text:p text:style-name="P7">}</text:p>
      <text:p text:style-name="P13"/>
      <text:p text:style-name="P16"><text:bookmark-start text:name="__DdeLink__123_1055962397"/></text:p>
      <text:p text:style-name="P7"/>
      <text:p text:style-name="P7"><text:bookmark-end text:name="__DdeLink__123_1055962397"/></text:p>
      <text:p text:style-name="P2"/>
      <text:p text:style-name="P10">SDES.java</text:p>
      <text:p text:style-name="P16"/>
      <text:p text:style-name="P7"/>
      <text:p text:style-name="P7"/>
      <text:p text:style-name="P7">package cryptosdes;</text:p>
      <text:p text:style-name="P7"/>
      <text:p text:style-name="P7">import java.util.ArrayList;</text:p>
      <text:p text:style-name="P7">import java.util.Arrays;</text:p>
      <text:p text:style-name="P7">import java.util.HashMap;</text:p>
      <text:p text:style-name="P7">import java.util.List;</text:p>
      <text:p text:style-name="P7"><text:soft-page-break/>import java.util.Map;</text:p>
      <text:p text:style-name="P7"/>
      <text:p text:style-name="P7">/**</text:p>
      <text:p text:style-name="P7"><text:s/>* Simplified DES algorithms</text:p>
      <text:p text:style-name="P7"><text:s/>* @author yi</text:p>
      <text:p text:style-name="P7"><text:s/>*/</text:p>
      <text:p text:style-name="P7">public class SDES {</text:p>
      <text:p text:style-name="P7"><text:s text:c="4"/></text:p>
      <text:p text:style-name="P7"><text:s text:c="4"/>private List&lt;Integer&gt; plainText;</text:p>
      <text:p text:style-name="P7"><text:s text:c="4"/>private List&lt;Integer&gt; secretKey;</text:p>
      <text:p text:style-name="P7"><text:s text:c="4"/>private List&lt;Integer&gt; cipherText;</text:p>
      <text:p text:style-name="P7"><text:s text:c="4"/>//define the open parameters of SDES algorithms</text:p>
      <text:p text:style-name="P7"><text:s text:c="4"/>private Map&lt;String, List&lt;Integer&gt;&gt; permutations =new HashMap();</text:p>
      <text:p text:style-name="P7"><text:s text:c="4"/>private List&lt;Integer&gt; IP = Arrays.asList(2,6,3,1,4,8,5,7);</text:p>
      <text:p text:style-name="P7"><text:s text:c="4"/>private List&lt;Integer&gt; IPrev = Arrays.asList(4,1,3,5,7,2,8,6);</text:p>
      <text:p text:style-name="P7"><text:s text:c="4"/>private List&lt;Integer&gt; P10 = Arrays.asList(3,5,2,7,4,10,1,9,8,6);</text:p>
      <text:p text:style-name="P7"><text:s text:c="4"/>private List&lt;Integer&gt; P8 = Arrays.asList(6,3,7,4,8,5,10,9);</text:p>
      <text:p text:style-name="P7"><text:s text:c="4"/>private List&lt;Integer&gt; EP = Arrays.asList(4,1,2,3,2,3,4,1);</text:p>
      <text:p text:style-name="P7"><text:s text:c="4"/>private List&lt;Integer&gt; P4 = Arrays.asList(2,4,3,1);</text:p>
      <text:p text:style-name="P7"><text:s text:c="4"/>private List&lt;Integer&gt; S0 = Arrays.asList(1,0,3,2,</text:p>
      <text:p text:style-name="P7"><text:s text:c="45"/>3,2,1,0,</text:p>
      <text:p text:style-name="P7"><text:s text:c="45"/>0,2,1,3,</text:p>
      <text:p text:style-name="P7"><text:s text:c="45"/>3,1,3,2);</text:p>
      <text:p text:style-name="P7"><text:s text:c="4"/>private List&lt;Integer&gt; S1 = Arrays.asList(0,1,2,3,</text:p>
      <text:p text:style-name="P7"><text:s text:c="45"/>2,0,1,3,</text:p>
      <text:p text:style-name="P7"><text:s text:c="45"/>3,0,1,0,</text:p>
      <text:p text:style-name="P7"><text:s text:c="45"/>2,1,0,3);</text:p>
      <text:p text:style-name="P7"><text:s text:c="4"/></text:p>
      <text:p text:style-name="P7"><text:s text:c="4"/></text:p>
      <text:p text:style-name="P7"><text:s text:c="4"/></text:p>
      <text:p text:style-name="P7"><text:s text:c="4"/>public SDES(){</text:p>
      <text:p text:style-name="P7"><text:s text:c="8"/>initMap();</text:p>
      <text:p text:style-name="P7"><text:s text:c="4"/>}</text:p>
      <text:p text:style-name="P7"><text:s text:c="4"/></text:p>
      <text:p text:style-name="P7"><text:s text:c="4"/></text:p>
      <text:p text:style-name="P7"><text:s text:c="4"/></text:p>
      <text:p text:style-name="P7"><text:s text:c="4"/>private void initMap(){</text:p>
      <text:p text:style-name="P7"><text:s text:c="8"/>permutations.put("P10", P10);</text:p>
      <text:p text:style-name="P7"><text:s text:c="8"/>permutations.put("P8", P8);</text:p>
      <text:p text:style-name="P7"><text:s text:c="8"/>permutations.put("IP", IP);</text:p>
      <text:p text:style-name="P7"><text:s text:c="8"/>permutations.put("IPrev", IPrev);</text:p>
      <text:p text:style-name="P7"><text:s text:c="8"/>permutations.put("P4", P4);</text:p>
      <text:p text:style-name="P7"><text:s text:c="8"/>permutations.put("EP", EP);</text:p>
      <text:p text:style-name="P7"><text:s text:c="8"/>permutations.put("S0",S0);</text:p>
      <text:p text:style-name="P7"><text:s text:c="8"/>permutations.put("S1",S1);</text:p>
      <text:p text:style-name="P7"><text:s text:c="8"/></text:p>
      <text:p text:style-name="P7"><text:s text:c="4"/>}</text:p>
      <text:p text:style-name="P7"><text:s text:c="4"/></text:p>
      <text:p text:style-name="P7"><text:s text:c="2"/>//general permutation function</text:p>
      <text:p text:style-name="P7"><text:soft-page-break/><text:s text:c="4"/>private List&lt;Integer&gt; permutation(String pFlag, List&lt;Integer&gt; inputList){</text:p>
      <text:p text:style-name="P7"><text:s text:c="8"/>ArrayList&lt;Integer&gt; permuteList = new ArrayList();</text:p>
      <text:p text:style-name="P7"><text:s text:c="8"/></text:p>
      <text:p text:style-name="P7"><text:s text:c="8"/>for(Integer index : permutations.get(pFlag)) </text:p>
      <text:p text:style-name="P7"><text:s text:c="14"/>permuteList.add(inputList.get(index-1));</text:p>
      <text:p text:style-name="P7"><text:s text:c="8"/></text:p>
      <text:p text:style-name="P7"><text:s text:c="8"/></text:p>
      <text:p text:style-name="P7"><text:s text:c="8"/>return permuteList;</text:p>
      <text:p text:style-name="P7"><text:s text:c="8"/></text:p>
      <text:p text:style-name="P7"><text:s text:c="4"/>}</text:p>
      <text:p text:style-name="P7"><text:s text:c="4"/></text:p>
      <text:p text:style-name="P7"><text:s text:c="4"/>//circular left shift 1 bit</text:p>
      <text:p text:style-name="P7"><text:s text:c="4"/>private void Lshift(List&lt;Integer&gt; inputList){</text:p>
      <text:p text:style-name="P7"><text:s text:c="8"/></text:p>
      <text:p text:style-name="P7"><text:s text:c="8"/>int size = inputList.size();</text:p>
      <text:p text:style-name="P7"><text:s text:c="8"/>Integer elem0 = inputList.get(0);</text:p>
      <text:p text:style-name="P7"><text:s text:c="8"/>for (int index =1; index&lt; size; index++) </text:p>
      <text:p text:style-name="P7"><text:s text:c="12"/>inputList.set(index-1, <text:s/>inputList.get(index));</text:p>
      <text:p text:style-name="P7"><text:s text:c="12"/></text:p>
      <text:p text:style-name="P7"><text:s text:c="8"/>inputList.set(size-1, elem0);</text:p>
      <text:p text:style-name="P7"><text:s text:c="8"/></text:p>
      <text:p text:style-name="P7"><text:s text:c="4"/>}</text:p>
      <text:p text:style-name="P7"><text:s text:c="4"/></text:p>
      <text:p text:style-name="P7"><text:s text:c="4"/></text:p>
      <text:p text:style-name="P7"><text:s text:c="4"/></text:p>
      <text:p text:style-name="P7"><text:s text:c="4"/>//generate the subkey1</text:p>
      <text:p text:style-name="P7"><text:s text:c="4"/>private List&lt;Integer&gt; getSubkey1(){</text:p>
      <text:p text:style-name="P7"><text:s text:c="8"/></text:p>
      <text:p text:style-name="P7"><text:s text:c="8"/>List&lt;Integer&gt; permuteKey = permutation("P10",secretKey);</text:p>
      <text:p text:style-name="P7"><text:s text:c="8"/>Lshift(permuteKey.subList(0, 5));</text:p>
      <text:p text:style-name="P7"><text:s text:c="8"/>Lshift(permuteKey.subList(5, 10));</text:p>
      <text:p text:style-name="P7"><text:s text:c="8"/>List&lt;Integer&gt; subKey = permutation("P8", permuteKey);</text:p>
      <text:p text:style-name="P7"><text:s text:c="12"/></text:p>
      <text:p text:style-name="P7"><text:s text:c="8"/>return subKey;</text:p>
      <text:p text:style-name="P7"><text:s text:c="8"/></text:p>
      <text:p text:style-name="P7"><text:s text:c="8"/></text:p>
      <text:p text:style-name="P7"><text:s text:c="4"/>}</text:p>
      <text:p text:style-name="P7"><text:s text:c="4"/></text:p>
      <text:p text:style-name="P7"><text:s text:c="4"/>//generate subkey2</text:p>
      <text:p text:style-name="P7"><text:s text:c="4"/>private List&lt;Integer&gt; getSubkey2(){</text:p>
      <text:p text:style-name="P7"><text:s text:c="8"/></text:p>
      <text:p text:style-name="P7"><text:s text:c="8"/>List&lt;Integer&gt; permuteKey = permutation("P10",secretKey);</text:p>
      <text:p text:style-name="P7"><text:s text:c="8"/>for(int count=0; count&lt;3; count++) {</text:p>
      <text:p text:style-name="P7"><text:s text:c="12"/>Lshift(permuteKey.subList(0, 5));</text:p>
      <text:p text:style-name="P7"><text:s text:c="12"/>Lshift(permuteKey.subList(5, 10)); <text:s/></text:p>
      <text:p text:style-name="P7"><text:s text:c="8"/>}</text:p>
      <text:p text:style-name="P7"><text:s text:c="12"/></text:p>
      <text:p text:style-name="P7"><text:s text:c="8"/>List&lt;Integer&gt; subKey = permutation("P8", permuteKey);</text:p>
      <text:p text:style-name="P7"><text:s text:c="8"/>return subKey;</text:p>
      <text:p text:style-name="P7"><text:soft-page-break/><text:s text:c="7"/></text:p>
      <text:p text:style-name="P7"><text:s text:c="8"/></text:p>
      <text:p text:style-name="P7"><text:s text:c="4"/>}</text:p>
      <text:p text:style-name="P7"><text:s text:c="4"/></text:p>
      <text:p text:style-name="P7"><text:s text:c="4"/>private void XOR(List&lt;Integer&gt; key, List&lt;Integer&gt; inputList){</text:p>
      <text:p text:style-name="P7"><text:s text:c="8"/></text:p>
      <text:p text:style-name="P7"><text:s text:c="8"/></text:p>
      <text:p text:style-name="P7"><text:s text:c="7"/>for(int index = 0; index &lt; key.size(); index++) {</text:p>
      <text:p text:style-name="P7"><text:s text:c="12"/>if(key.get(index).equals(inputList.get(index)))</text:p>
      <text:p text:style-name="P7"><text:s text:c="16"/>inputList.set(index, 0);</text:p>
      <text:p text:style-name="P7"><text:s text:c="12"/>else</text:p>
      <text:p text:style-name="P7"><text:s text:c="16"/>inputList.set(index, 1);</text:p>
      <text:p text:style-name="P7"><text:s text:c="8"/>}</text:p>
      <text:p text:style-name="P7"><text:s text:c="8"/></text:p>
      <text:p text:style-name="P7"><text:s text:c="8"/></text:p>
      <text:p text:style-name="P7"><text:s text:c="4"/>}</text:p>
      <text:p text:style-name="P7"><text:s text:c="4"/></text:p>
      <text:p text:style-name="P7"><text:s text:c="4"/>private List&lt;Integer&gt; mapping(String pFlag, List&lt;Integer&gt; inputList){</text:p>
      <text:p text:style-name="P7"><text:s text:c="8"/></text:p>
      <text:p text:style-name="P7"><text:s text:c="8"/>List&lt;Integer&gt; Smap = permutations.get(pFlag);</text:p>
      <text:p text:style-name="P7"><text:s text:c="8"/></text:p>
      <text:p text:style-name="P7"><text:s text:c="8"/>int rowNumber = inputList.get(0)*2 + inputList.get(3);</text:p>
      <text:p text:style-name="P7"><text:s text:c="8"/>int colNumber = inputList.get(1)*2 + inputList.get(2);</text:p>
      <text:p text:style-name="P7"><text:s text:c="8"/>int index = rowNumber * 4 + colNumber ;</text:p>
      <text:p text:style-name="P7"><text:s text:c="8"/></text:p>
      <text:p text:style-name="P7"><text:s text:c="8"/>ArrayList&lt;Integer&gt; mapResult = new ArrayList();</text:p>
      <text:p text:style-name="P7"><text:s text:c="8"/>switch(Smap.get(index)){</text:p>
      <text:p text:style-name="P7"><text:s text:c="12"/>case 0: {</text:p>
      <text:p text:style-name="P7"><text:s text:c="16"/>mapResult.add(0);</text:p>
      <text:p text:style-name="P7"><text:s text:c="16"/>mapResult.add(0);</text:p>
      <text:p text:style-name="P7"><text:s text:c="16"/>break;</text:p>
      <text:p text:style-name="P7"><text:s text:c="12"/>}</text:p>
      <text:p text:style-name="P7"><text:s text:c="12"/>case 1:{</text:p>
      <text:p text:style-name="P7"><text:s text:c="16"/>mapResult.add(0);</text:p>
      <text:p text:style-name="P7"><text:s text:c="16"/>mapResult.add(1);</text:p>
      <text:p text:style-name="P7"><text:s text:c="16"/>break;</text:p>
      <text:p text:style-name="P7"><text:s text:c="16"/></text:p>
      <text:p text:style-name="P7"><text:s text:c="12"/>}</text:p>
      <text:p text:style-name="P7"><text:s text:c="12"/>case 2: {</text:p>
      <text:p text:style-name="P7"><text:s text:c="16"/>mapResult.add(1);</text:p>
      <text:p text:style-name="P7"><text:s text:c="16"/>mapResult.add(0);</text:p>
      <text:p text:style-name="P7"><text:s text:c="16"/>break;</text:p>
      <text:p text:style-name="P7"><text:s text:c="12"/>}</text:p>
      <text:p text:style-name="P7"><text:s text:c="12"/>case 3:{</text:p>
      <text:p text:style-name="P7"><text:s text:c="16"/>mapResult.add(1);</text:p>
      <text:p text:style-name="P7"><text:s text:c="16"/>mapResult.add(1);</text:p>
      <text:p text:style-name="P7"><text:s text:c="16"/>break;</text:p>
      <text:p text:style-name="P7"><text:s text:c="12"/>}</text:p>
      <text:p text:style-name="P7"><text:s text:c="8"/>}</text:p>
      <text:p text:style-name="P7"><text:soft-page-break/><text:s text:c="8"/></text:p>
      <text:p text:style-name="P7"><text:s text:c="8"/>return mapResult;</text:p>
      <text:p text:style-name="P7"><text:s text:c="8"/></text:p>
      <text:p text:style-name="P7"><text:s text:c="4"/>}</text:p>
      <text:p text:style-name="P7"><text:s text:c="4"/></text:p>
      <text:p text:style-name="P7"><text:s text:c="4"/>//swap the first 4 with the last 4</text:p>
      <text:p text:style-name="P7"><text:s text:c="4"/>private void swap(List&lt;Integer&gt; inputList) {</text:p>
      <text:p text:style-name="P7"><text:s text:c="8"/></text:p>
      <text:p text:style-name="P7"><text:s text:c="8"/>for (int index =0; index&lt;4; index++) {</text:p>
      <text:p text:style-name="P7"><text:s text:c="12"/>Integer tmp = inputList.get(index);</text:p>
      <text:p text:style-name="P7"><text:s text:c="12"/>inputList.set(index, inputList.get(index+4));</text:p>
      <text:p text:style-name="P7"><text:s text:c="12"/>inputList.set(index+4, tmp);</text:p>
      <text:p text:style-name="P7"><text:s text:c="8"/>}</text:p>
      <text:p text:style-name="P7"><text:s text:c="8"/></text:p>
      <text:p text:style-name="P7"><text:s text:c="8"/></text:p>
      <text:p text:style-name="P7"><text:s text:c="4"/>}</text:p>
      <text:p text:style-name="P7"><text:s text:c="4"/></text:p>
      <text:p text:style-name="P7"><text:s text:c="4"/>//combine operations of EP, key XOR, mapping, P4, XOR together to make it one cycle</text:p>
      <text:p text:style-name="P7"><text:s text:c="4"/>//inputList is changed as the result of the function. </text:p>
      <text:p text:style-name="P7"><text:s text:c="4"/>private void cycle(List&lt;Integer&gt; key, List&lt;Integer&gt; inputList) {</text:p>
      <text:p text:style-name="P7"><text:s text:c="8"/>//EP permutation</text:p>
      <text:p text:style-name="P7"><text:s text:c="8"/>List&lt;Integer&gt; EPlist= permutation("EP", inputList.subList(4,8));</text:p>
      <text:p text:style-name="P7"><text:s text:c="8"/></text:p>
      <text:p text:style-name="P7"><text:s text:c="8"/>//XOR with key</text:p>
      <text:p text:style-name="P7"><text:s text:c="8"/>XOR(key, EPlist);</text:p>
      <text:p text:style-name="P7"><text:s text:c="8"/></text:p>
      <text:p text:style-name="P7"><text:s text:c="8"/>//mapping</text:p>
      <text:p text:style-name="P7"><text:s text:c="8"/>List&lt;Integer&gt; S0map = mapping("S0", EPlist.subList(0, 4));</text:p>
      <text:p text:style-name="P7"><text:s text:c="8"/>List&lt;Integer&gt; S1map = mapping("S1", EPlist.subList(4, 8));</text:p>
      <text:p text:style-name="P7"><text:s text:c="8"/>List&lt;Integer&gt; map = new ArrayList();</text:p>
      <text:p text:style-name="P7"><text:s text:c="8"/>map.addAll(S0map);</text:p>
      <text:p text:style-name="P7"><text:s text:c="8"/>map.addAll(S1map);</text:p>
      <text:p text:style-name="P7"><text:s text:c="8"/></text:p>
      <text:p text:style-name="P7"><text:s text:c="8"/>//P4 permutation of the map</text:p>
      <text:p text:style-name="P7"><text:s text:c="8"/>List&lt;Integer&gt; P4map = permutation("P4",map);</text:p>
      <text:p text:style-name="P7"><text:s text:c="8"/></text:p>
      <text:p text:style-name="P7"><text:s text:c="8"/>//XOR with left 4 bit</text:p>
      <text:p text:style-name="P7"><text:s text:c="8"/>XOR(P4map, inputList.subList(0,4));</text:p>
      <text:p text:style-name="P7"><text:s text:c="4"/>}</text:p>
      <text:p text:style-name="P7"><text:s text:c="4"/></text:p>
      <text:p text:style-name="P7"><text:s text:c="4"/>//make sure all the input parameters are set in valid format</text:p>
      <text:p text:style-name="P7"><text:s text:c="4"/>private boolean priorCheck(List&lt;Integer&gt; inputList){</text:p>
      <text:p text:style-name="P7"><text:s text:c="8"/>if(secretKey!=null &amp;&amp; inputList!=null&amp;&amp;</text:p>
      <text:p text:style-name="P7"><text:s text:c="16"/>secretKey.size()==10 &amp;&amp; inputList.size()==8){</text:p>
      <text:p text:style-name="P7"><text:s text:c="12"/>for(Integer digit: secretKey){</text:p>
      <text:p text:style-name="P7"><text:s text:c="16"/>if (digit.equals(0) || digit.equals(1)) continue;</text:p>
      <text:p text:style-name="P7"><text:s text:c="16"/>else {</text:p>
      <text:p text:style-name="P7"><text:s text:c="20"/>System.out.println("Error: secret key contains invalid number, has to be 0 or 1");</text:p>
      <text:p text:style-name="P7"><text:s text:c="20"/>return false;</text:p>
      <text:p text:style-name="P7"><text:soft-page-break/><text:s text:c="16"/>}</text:p>
      <text:p text:style-name="P7"><text:s text:c="16"/></text:p>
      <text:p text:style-name="P7"><text:s text:c="12"/>}</text:p>
      <text:p text:style-name="P7"><text:s text:c="12"/></text:p>
      <text:p text:style-name="P7"><text:s text:c="12"/>for(Integer digit: inputList){</text:p>
      <text:p text:style-name="P7"><text:s text:c="16"/>if (digit.equals(0) || digit.equals(1)) continue;</text:p>
      <text:p text:style-name="P7"><text:s text:c="16"/>else {</text:p>
      <text:p text:style-name="P7"><text:s text:c="20"/>System.out.println("Error: secret key contains invalid number, has to be 0 or 1");</text:p>
      <text:p text:style-name="P7"><text:s text:c="20"/>return false;</text:p>
      <text:p text:style-name="P7"><text:s text:c="16"/>}</text:p>
      <text:p text:style-name="P7"><text:s text:c="16"/></text:p>
      <text:p text:style-name="P7"><text:s text:c="12"/>}</text:p>
      <text:p text:style-name="P7"><text:s text:c="8"/>}</text:p>
      <text:p text:style-name="P7"><text:s text:c="12"/></text:p>
      <text:p text:style-name="P7"><text:s text:c="8"/>else{</text:p>
      <text:p text:style-name="P7"><text:s text:c="12"/>System.out.println("Error: secret key or plain text is not set correctly");</text:p>
      <text:p text:style-name="P7"><text:s text:c="12"/>return false;</text:p>
      <text:p text:style-name="P7"><text:s text:c="8"/>}</text:p>
      <text:p text:style-name="P7"><text:s text:c="8"/></text:p>
      <text:p text:style-name="P7"><text:s text:c="8"/>return true;</text:p>
      <text:p text:style-name="P7"><text:s text:c="8"/></text:p>
      <text:p text:style-name="P7"><text:s text:c="4"/>}</text:p>
      <text:p text:style-name="P7"><text:s text:c="4"/></text:p>
      <text:p text:style-name="P7"><text:s text:c="4"/>public void encryption(){</text:p>
      <text:p text:style-name="P7"><text:s text:c="8"/></text:p>
      <text:p text:style-name="P7"><text:s text:c="8"/></text:p>
      <text:p text:style-name="P7"><text:s text:c="8"/>if (priorCheck(plainText)){</text:p>
      <text:p text:style-name="P7"><text:s text:c="12"/>System.out.print("The plain text is: " );</text:p>
      <text:p text:style-name="P7"><text:s text:c="12"/>print(plainText);</text:p>
      <text:p text:style-name="P7"><text:s text:c="12"/>//get the two subkeys</text:p>
      <text:p text:style-name="P7"><text:s text:c="12"/>List&lt;Integer&gt; subKey1 = getSubkey1();</text:p>
      <text:p text:style-name="P7"><text:s text:c="12"/>List&lt;Integer&gt; subKey2 = getSubkey2();</text:p>
      <text:p text:style-name="P7"/>
      <text:p text:style-name="P7"><text:s text:c="12"/>//IP permutation</text:p>
      <text:p text:style-name="P7"><text:s text:c="12"/>List&lt;Integer&gt; listAfterIP = permutation("IP",plainText);</text:p>
      <text:p text:style-name="P7"/>
      <text:p text:style-name="P7"><text:s text:c="12"/>//1st cycle</text:p>
      <text:p text:style-name="P7"><text:s text:c="12"/>cycle(subKey1, listAfterIP);</text:p>
      <text:p text:style-name="P7"/>
      <text:p text:style-name="P7"><text:s text:c="12"/>//swap left and right bits</text:p>
      <text:p text:style-name="P7"><text:s text:c="12"/>swap(listAfterIP);</text:p>
      <text:p text:style-name="P7"><text:s text:c="12"/>System.out.print("After swap : ");</text:p>
      <text:p text:style-name="P7"><text:s text:c="12"/>print(listAfterIP);</text:p>
      <text:p text:style-name="P7"/>
      <text:p text:style-name="P7"><text:s text:c="12"/>//2nd cycle</text:p>
      <text:p text:style-name="P7"><text:s text:c="12"/>cycle(subKey2, listAfterIP);</text:p>
      <text:p text:style-name="P7"/>
      <text:p text:style-name="P7"><text:s text:c="12"/>//IPrev permutation</text:p>
      <text:p text:style-name="P7"><text:s text:c="12"/>cipherText = permutation("IPrev",listAfterIP);</text:p>
      <text:p text:style-name="P7"><text:soft-page-break/><text:s text:c="12"/>System.out.print("The cipher text is : ");</text:p>
      <text:p text:style-name="P7"><text:s text:c="12"/>print(cipherText);</text:p>
      <text:p text:style-name="P7"><text:s text:c="8"/>}</text:p>
      <text:p text:style-name="P7"><text:s text:c="8"/></text:p>
      <text:p text:style-name="P7"><text:s text:c="8"/></text:p>
      <text:p text:style-name="P7"><text:s text:c="4"/>}</text:p>
      <text:p text:style-name="P7"><text:s text:c="4"/></text:p>
      <text:p text:style-name="P7"><text:s text:c="4"/>public void decryption(){</text:p>
      <text:p text:style-name="P7"><text:s text:c="8"/></text:p>
      <text:p text:style-name="P7"><text:s text:c="8"/>if (priorCheck(cipherText)){</text:p>
      <text:p text:style-name="P7"><text:s text:c="12"/></text:p>
      <text:p text:style-name="P7"><text:s text:c="12"/>System.out.print("The cipher text is : ");</text:p>
      <text:p text:style-name="P7"><text:s text:c="12"/>print(cipherText);</text:p>
      <text:p text:style-name="P7"><text:s text:c="12"/>//get the two subkeys</text:p>
      <text:p text:style-name="P7"><text:s text:c="12"/>List&lt;Integer&gt; subKey1 = getSubkey1();</text:p>
      <text:p text:style-name="P7"><text:s text:c="12"/>List&lt;Integer&gt; subKey2 = getSubkey2();</text:p>
      <text:p text:style-name="P7"/>
      <text:p text:style-name="P7"><text:s text:c="12"/>//IP permutation</text:p>
      <text:p text:style-name="P7"><text:s text:c="12"/>List&lt;Integer&gt; listAfterIP = permutation("IP",cipherText);</text:p>
      <text:p text:style-name="P7"/>
      <text:p text:style-name="P7"><text:s text:c="12"/>//1st cycle</text:p>
      <text:p text:style-name="P7"><text:s text:c="12"/>cycle(subKey2, listAfterIP);</text:p>
      <text:p text:style-name="P7"/>
      <text:p text:style-name="P7"><text:s text:c="12"/>//swap left and right bits</text:p>
      <text:p text:style-name="P7"><text:s text:c="12"/>swap(listAfterIP);</text:p>
      <text:p text:style-name="P7"><text:s text:c="12"/>System.out.print("After swap : ");</text:p>
      <text:p text:style-name="P7"><text:s text:c="12"/>print(listAfterIP);</text:p>
      <text:p text:style-name="P7"/>
      <text:p text:style-name="P7"><text:s text:c="12"/>//2nd cycle</text:p>
      <text:p text:style-name="P7"><text:s text:c="12"/>cycle(subKey1, listAfterIP);</text:p>
      <text:p text:style-name="P7"/>
      <text:p text:style-name="P7"><text:s text:c="12"/>//IPrev permutation</text:p>
      <text:p text:style-name="P7"><text:s text:c="12"/>plainText = permutation("IPrev",listAfterIP);</text:p>
      <text:p text:style-name="P7"><text:s text:c="12"/>System.out.print("The plain text is: " );</text:p>
      <text:p text:style-name="P7"><text:s text:c="12"/>print(plainText);</text:p>
      <text:p text:style-name="P7"><text:s text:c="8"/>}</text:p>
      <text:p text:style-name="P7"><text:s text:c="8"/></text:p>
      <text:p text:style-name="P7"><text:s text:c="8"/></text:p>
      <text:p text:style-name="P7"><text:s text:c="4"/>}</text:p>
      <text:p text:style-name="P7"><text:s text:c="4"/></text:p>
      <text:p text:style-name="P7"><text:s text:c="4"/>private void print(List&lt;Integer&gt; inputList) {</text:p>
      <text:p text:style-name="P7"><text:s text:c="8"/>for(Integer digit : inputList) </text:p>
      <text:p text:style-name="P7"><text:s text:c="12"/>System.out.print(digit);</text:p>
      <text:p text:style-name="P7"><text:s text:c="8"/>System.out.println();</text:p>
      <text:p text:style-name="P7"><text:s text:c="8"/></text:p>
      <text:p text:style-name="P7"><text:s text:c="4"/>}</text:p>
      <text:p text:style-name="P7"><text:s text:c="4"/></text:p>
      <text:p text:style-name="P7"><text:s text:c="4"/>public void modifyS0(List&lt;Integer&gt; modS0){</text:p>
      <text:p text:style-name="P7"><text:s text:c="8"/>S0 = modS0;</text:p>
      <text:p text:style-name="P8"><text:soft-page-break/><text:s text:c="8"/><text:span text:style-name="T6">permutations.put("S0",S0);</text:span></text:p>
      <text:p text:style-name="P7"><text:s text:c="4"/>}</text:p>
      <text:p text:style-name="P7"><text:s text:c="4"/></text:p>
      <text:p text:style-name="P7"><text:s text:c="4"/>public void resetS0() {</text:p>
      <text:p text:style-name="P7"><text:s text:c="8"/>S0 = Arrays.asList(1,0,3,2,</text:p>
      <text:p text:style-name="P7"><text:s text:c="27"/>3,2,1,0,</text:p>
      <text:p text:style-name="P7"><text:s text:c="27"/>0,2,1,3,</text:p>
      <text:p text:style-name="P7"><text:s text:c="27"/>3,1,3,2);</text:p>
      <text:p text:style-name="P8"><text:s text:c="8"/><text:span text:style-name="T6">permutations.put("S0",S0);</text:span></text:p>
      <text:p text:style-name="P7"/>
      <text:p text:style-name="P7"><text:s text:c="8"/></text:p>
      <text:p text:style-name="P7"><text:s text:c="4"/>}</text:p>
      <text:p text:style-name="P7"><text:s text:c="4"/></text:p>
      <text:p text:style-name="P7"><text:s text:c="4"/>//setter for plaintext and secretkey</text:p>
      <text:p text:style-name="P7"><text:s text:c="4"/>public void setPlainText(List&lt;Integer&gt; plainText) {</text:p>
      <text:p text:style-name="P7"><text:s text:c="8"/>this.plainText = plainText;</text:p>
      <text:p text:style-name="P7"><text:s text:c="4"/>}</text:p>
      <text:p text:style-name="P7"/>
      <text:p text:style-name="P7"><text:s text:c="4"/>public void setSecretKey(List&lt;Integer&gt; secretKey) {</text:p>
      <text:p text:style-name="P7"><text:s text:c="8"/>this.secretKey = secretKey;</text:p>
      <text:p text:style-name="P7"><text:s text:c="4"/>}</text:p>
      <text:p text:style-name="P7"/>
      <text:p text:style-name="P7"><text:s text:c="4"/>public void setCipherText(List&lt;Integer&gt; cipherText) {</text:p>
      <text:p text:style-name="P7"><text:s text:c="8"/>this.cipherText = cipherText;</text:p>
      <text:p text:style-name="P7"><text:s text:c="4"/>}</text:p>
      <text:p text:style-name="P7"/>
      <text:p text:style-name="P7"><text:s text:c="4"/>public List&lt;Integer&gt; getPlainText() {</text:p>
      <text:p text:style-name="P7"><text:s text:c="8"/>return plainText;</text:p>
      <text:p text:style-name="P7"><text:s text:c="4"/>}</text:p>
      <text:p text:style-name="P7"/>
      <text:p text:style-name="P7"><text:s text:c="4"/>public List&lt;Integer&gt; getSecretKey() {</text:p>
      <text:p text:style-name="P7"><text:s text:c="8"/>return secretKey;</text:p>
      <text:p text:style-name="P7"><text:s text:c="4"/>}</text:p>
      <text:p text:style-name="P7"/>
      <text:p text:style-name="P7"><text:s text:c="4"/>public Map&lt;String, List&lt;Integer&gt;&gt; getPermutations() {</text:p>
      <text:p text:style-name="P7"><text:s text:c="8"/>return permutations;</text:p>
      <text:p text:style-name="P7"><text:s text:c="4"/>}</text:p>
      <text:p text:style-name="P7"><text:s text:c="4"/></text:p>
      <text:p text:style-name="P7"/>
      <text:p text:style-name="P7">}</text:p>
      <text:p text:style-name="P6"/>
      <text:p text:style-name="P6"/>
      <text:p text:style-name="P16"/>
      <text:p text:style-name="P7"/>
      <text:p text:style-name="P7">(3) <text:s/>Code output:</text:p>
      <text:p text:style-name="P7"/>
      <text:p text:style-name="P19">Simplied DES Demo</text:p>
      <text:p text:style-name="P19"/>
      <text:p text:style-name="P19"/>
      <text:p text:style-name="P19"><text:soft-page-break/>1. Encryption</text:p>
      <text:p text:style-name="P19">2. Decryption</text:p>
      <text:p text:style-name="P19">3. Encryption with modified S0</text:p>
      <text:p text:style-name="P19">4. Brutal force attack</text:p>
      <text:p text:style-name="P19">5. Quit</text:p>
      <text:p text:style-name="P19">Choose your operation: </text:p>
      <text:p text:style-name="P19">4</text:p>
      <text:p text:style-name="P19">Please input the plain text: </text:p>
      <text:p text:style-name="P19">10111101</text:p>
      <text:p text:style-name="P19">Please input the cipher text: </text:p>
      <text:p text:style-name="P19">01110101</text:p>
      <text:p text:style-name="P19">Brutal force attack yields : </text:p>
      <text:p text:style-name="P19">The hacked secret key is: [1, 0, 1, 0, 0, 0, 0, 0, 1, 0]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22:55</meta:creation-date>
    <dc:language>en-US</dc:language>
    <meta:editing-cycles>6</meta:editing-cycles>
    <meta:editing-duration>PT25M50S</meta:editing-duration>
    <meta:generator>LibreOffice/4.2.8.2$Linux_X86_64 LibreOffice_project/420m0$Build-2</meta:generator>
    <dc:date>2016-04-03T19:51:26.269819105</dc:date>
    <meta:print-date>2016-02-17T19:04:02.755649334</meta:print-date>
    <meta:document-statistic meta:table-count="0" meta:image-count="0" meta:object-count="0" meta:page-count="11" meta:paragraph-count="455" meta:word-count="1074" meta:character-count="13670" meta:non-whitespace-character-count="8549"/>
  </office:meta>
</office:document-meta>
</file>